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enl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ans-serif"/>
  </office:font-face-decls>
  <office:automatic-styles>
    <style:style style:name="P1" style:family="paragraph" style:parent-style-name="Standard">
      <style:text-properties fo:font-size="18pt" style:text-underline-style="solid" style:text-underline-width="auto" style:text-underline-color="font-color" fo:font-weight="bold" officeooo:rsid="00115acb" officeooo:paragraph-rsid="00115acb" style:font-size-asian="18pt" style:font-weight-asian="bold" style:font-size-complex="18pt" style:font-weight-complex="bold"/>
    </style:style>
    <style:style style:name="P2" style:family="paragraph" style:parent-style-name="Standard">
      <style:text-properties fo:font-size="12pt" style:text-underline-style="none" fo:font-weight="normal" officeooo:rsid="00115acb" officeooo:paragraph-rsid="00115acb"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398c3" officeooo:paragraph-rsid="001398c3"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1532af" officeooo:paragraph-rsid="001532af" style:font-size-asian="10.5pt" style:font-weight-asian="normal" style:font-size-complex="12pt" style:font-weight-complex="normal"/>
    </style:style>
    <style:style style:name="P5" style:family="paragraph" style:parent-style-name="Standard" style:list-style-name="L1">
      <style:text-properties fo:font-size="12pt" style:text-underline-style="none" fo:font-weight="normal" officeooo:rsid="00115acb" officeooo:paragraph-rsid="00115acb"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1398c3" officeooo:paragraph-rsid="001398c3"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1532af" officeooo:paragraph-rsid="001532af"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175f8c" officeooo:paragraph-rsid="00175f8c"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179385" officeooo:paragraph-rsid="00179385" style:font-size-asian="10.5pt" style:font-weight-asian="normal" style:font-size-complex="12pt" style:font-weight-complex="normal"/>
    </style:style>
    <style:style style:name="P10" style:family="paragraph" style:parent-style-name="Standard">
      <style:text-properties officeooo:paragraph-rsid="00179385"/>
    </style:style>
    <style:style style:name="P11" style:family="paragraph" style:parent-style-name="Standard">
      <style:text-properties officeooo:rsid="00182956" officeooo:paragraph-rsid="00182956"/>
    </style:style>
    <style:style style:name="P12" style:family="paragraph" style:parent-style-name="Standard">
      <style:text-properties officeooo:rsid="001830db" officeooo:paragraph-rsid="001830db"/>
    </style:style>
    <style:style style:name="P13" style:family="paragraph" style:parent-style-name="Text_20_body">
      <style:paragraph-properties fo:margin-left="0in" fo:margin-right="0in" fo:orphans="2" fo:widows="2" fo:text-indent="0in" style:auto-text-indent="false"/>
    </style:style>
    <style:style style:name="T1" style:family="text">
      <style:text-properties fo:font-weight="bold" style:font-weight-asian="bold" style:font-weight-complex="bold"/>
    </style:style>
    <style:style style:name="T2" style:family="text">
      <style:text-properties officeooo:rsid="00179385"/>
    </style:style>
    <style:style style:name="T3" style:family="text">
      <style:text-properties fo:font-variant="normal" fo:text-transform="none" fo:color="#000000" loext:opacity="100%" style:font-name="Verdana" fo:font-size="11.25pt" fo:letter-spacing="normal" fo:font-style="normal" fo:font-weight="normal"/>
    </style:style>
    <style:style style:name="T4" style:family="text">
      <style:text-properties fo:font-variant="normal" fo:text-transform="none" fo:color="#000000" loext:opacity="100%" style:font-name="Verdana" fo:font-size="11.25pt" fo:letter-spacing="normal" fo:font-style="normal" style:text-underline-style="none" fo:font-weight="normal" officeooo:rsid="00179385" style:font-size-asian="10.5pt" style:font-weight-asian="normal" style:font-size-complex="12pt" style:font-weight-complex="normal"/>
    </style:style>
    <style:style style:name="T5" style:family="text">
      <style:text-properties fo:font-size="12pt" style:text-underline-style="none" fo:font-weight="normal" style:font-size-asian="10.5pt" style:font-weight-asian="normal" style:font-size-complex="12pt" style:font-weight-complex="normal"/>
    </style:style>
    <style:style style:name="T6" style:family="text">
      <style:text-properties fo:font-size="12pt" style:text-underline-style="none" fo:font-weight="normal" officeooo:rsid="00179385" style:font-size-asian="10.5pt" style:font-weight-asian="normal" style:font-size-complex="12pt"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CK AND INLINE</text:p>
      <text:p text:style-name="P1"/>
      <text:p text:style-name="P2">What I will be learning dis time:</text:p>
      <text:p text:style-name="P2"/>
      <text:list xml:id="list3806938027" text:style-name="L1">
        <text:list-item>
          <text:p text:style-name="P5">Learn about ‘Normal flow’</text:p>
        </text:list-item>
        <text:list-item>
          <text:p text:style-name="P5">Difference between block and inline elements.</text:p>
        </text:list-item>
        <text:list-item>
          <text:p text:style-name="P5">Which elements default to block and which elements default to inline.</text:p>
        </text:list-item>
        <text:list-item>
          <text:p text:style-name="P5">What divs and spans are.</text:p>
        </text:list-item>
      </text:list>
      <text:p text:style-name="P2"/>
      <text:p text:style-name="P3">Block elements vs Inline elements:</text:p>
      <text:p text:style-name="P3"><text:tab/>Block elements basically appear on the page, one on top of the other. An example of a block element would bee the &lt;p&gt; tag in HTML. Each new &lt;p&gt; tag causes text to start in a new line.</text:p>
      <text:p text:style-name="P3"><text:tab/>Inline elements appear Inline with whatever elements they are placed beside. A clear example of an inline element is a link, or &lt;a&gt; tag. If you stick one of these in the middle of a &lt;p&gt; element, it will behave like part of that paragraph. Additionally, padding and margin behave differently on inline elements. In general, you do not want to try to put extra padding or margin on inline elements.</text:p>
      <text:p text:style-name="P3"/>
      <text:p text:style-name="P3"/>
      <text:p text:style-name="P4">Inline-block elements behave like inline elements, but with block-style padding and margin. Inline-block is a useful tool to know about, but in practice, you’ll probably end up reaching for flexbox more often if you’re trying to line up a bunch of boxes. Flexbox will be covered next lesson:::)</text:p>
      <text:p text:style-name="P4"/>
      <text:p text:style-name="P4">DIVS AND SPANS:</text:p>
      <text:p text:style-name="P4"/>
      <text:p text:style-name="P4"><text:tab/>&lt;div&gt; and &lt;span&gt; have no inherit function other than organization. They can be used as “hook” elements to contain large portions of a pages contents that need similar styling. </text:p>
      <text:p text:style-name="P4"/>
      <text:p text:style-name="P4">Div is a block-level element by default. It is commonly used as a container element to group other elements. Divs allow you to <text:span text:style-name="T1">divide</text:span> the page into different blocks and apply styling to those blocks.</text:p>
      <text:p text:style-name="P4"/>
      <text:p text:style-name="P8">Span is an inline-level emelent by default. It can be used to group text content and inline html elements for styling and should only be used when no other semantic html element is appropriate.</text:p>
      <text:p text:style-name="P8"/>
      <text:p text:style-name="P8">NORMAL FLOW:</text:p>
      <text:p text:style-name="P8"><text:tab/>Normal flow is the way webpage elements lay themselves out if you haven't changed their layout.</text:p>
      <text:p text:style-name="P8"/>
      <text:p text:style-name="P8">You generally cannot change the exact size of inline elements, because their size is just the size of their content. If you want to control the size of an inline element in this way, you need to set it to behave like a block level element (e.g., with ‘display: bock;’ or ‘display: inline-block;’, which mixes characteristics from both).</text:p>
      <text:p text:style-name="P8"/>
      <text:p text:style-name="P8"><text:tab/><text:span text:style-name="T2">Then we need to lookout how elements are naturally laid out in relation to one another. By default, block-level elements are laid out in the block flow direction, which is based on the parent’s writing mode. Each element will appear on a new line below the last one, with each one seperated by whatever margin that’s been specified.</text:span></text:p>
      <text:p text:style-name="P8"/>
      <text:p text:style-name="P9"><text:soft-page-break/>Inline elements behave differently. They don’t appear on new lines; instead, they all sit on the same line along with any adjacent (or wrapped) text content as long as there is space for them to do so inside the width of the parent block level element. If there isn’t space, then the overflowing content will move down to a new line.</text:p>
      <text:p text:style-name="P9"/>
      <text:p text:style-name="P9"/>
      <text:p text:style-name="P9">HTML BLOCK AND INLINE ELEMENTS:</text:p>
      <text:p text:style-name="P9"><text:tab/>Every HTML element has a default display value, depending on what type of element it is.</text:p>
      <text:p text:style-name="P9"/>
      <text:p text:style-name="P9"><text:tab/>There are two display values: block and inline.</text:p>
      <text:p text:style-name="P9"/>
      <text:p text:style-name="P9">BLOCK-LEVEL ELEMENTS:</text:p>
      <text:p text:style-name="P9"><text:tab/>A block-level element always starts on a new line and the browsers automatically add some space (a margin) before and after the element,</text:p>
      <text:p text:style-name="P9"/>
      <text:p text:style-name="P9">A block-level element always takes up the full width available (stretches out to the left and right as far as it can).</text:p>
      <text:p text:style-name="P9"/>
      <text:p text:style-name="P10"><text:span text:style-name="T6">Two examples of block elements are: &lt;p&gt; and &lt;div&gt;</text:span></text:p>
      <text:p text:style-name="P10"><text:span text:style-name="T6"/></text:p>
      <text:p text:style-name="P11"><text:span text:style-name="T6">T</text:span><text:span text:style-name="T5">he &lt;p&gt; element defines a paragraph in an HTML document.</text:span></text:p>
      <text:p text:style-name="P11"><text:span text:style-name="T5"/></text:p>
      <text:p text:style-name="P11"><text:span text:style-name="T5">The &lt;div&gt; element defines a division or a section in an HTML document.</text:span></text:p>
      <text:p text:style-name="P11"><text:span text:style-name="T5"/></text:p>
      <text:p text:style-name="P11"><text:span text:style-name="T5">There are many block level elements in HTML, and you can google what they are.</text:span></text:p>
      <text:p text:style-name="P11"><text:span text:style-name="T5"/></text:p>
      <text:p text:style-name="P11"><text:span text:style-name="T5">INLINE ELEMENTS:</text:span></text:p>
      <text:p text:style-name="P11"><text:span text:style-name="T5"><text:tab/>An inline element does not start on a new line</text:span></text:p>
      <text:p text:style-name="P11"><text:span text:style-name="T5"><text:tab/>An inline element only takes up as much width as necessary.</text:span></text:p>
      <text:p text:style-name="P11"><text:span text:style-name="T5"/></text:p>
      <text:p text:style-name="P11"><text:span text:style-name="T5">There are many inline lements in HTML, and you can google what they are.</text:span></text:p>
      <text:p text:style-name="P11"><text:span text:style-name="T5"/></text:p>
      <text:p text:style-name="P11"><text:span text:style-name="T5">THE &lt;div&gt; ELEMENT:</text:span></text:p>
      <text:p text:style-name="P11"><text:span text:style-name="T5"><text:tab/>The &lt;div&gt; element is often used as a container for other HTML elements.</text:span></text:p>
      <text:p text:style-name="P11"><text:span text:style-name="T5"><text:tab/>The &lt;div element has no required attributes, but style, class and id are common.</text:span></text:p>
      <text:p text:style-name="P11"><text:span text:style-name="T5"><text:tab/>When used together with CSS, the &lt;div&gt; element can be used to style blocks of content:</text:span></text:p>
      <text:p text:style-name="P11"><text:span text:style-name="T5"/></text:p>
      <text:p text:style-name="P11"><text:span text:style-name="T5">THE &lt;span&gt; ELEMENT:</text:span></text:p>
      <text:p text:style-name="P11"><text:span text:style-name="T5"><text:tab/>The &lt;span&gt; element is an inline container used to mark up part of a text, or part of a document.</text:span></text:p>
      <text:p text:style-name="P11"><text:span text:style-name="T5"><text:tab/>The &lt;span&gt; element has to required attributes, but style, class and id are common.</text:span></text:p>
      <text:p text:style-name="P11"><text:span text:style-name="T5"><text:tab/>When used together with CSS, the &lt;span&gt; element can be used to style parts of the text.</text:span></text:p>
      <text:p text:style-name="P11"><text:span text:style-name="T5"/></text:p>
      <text:p text:style-name="P11"><text:span text:style-name="T5">WHAT IS THE DIFFERENCE BETWEEN ‘inline’ AND ‘inline-block’:</text:span></text:p>
      <text:p text:style-name="P11"><text:span text:style-name="T5"><text:tab/>Compared to ‘display: inline;’, the major difference is that inline-block allows to set a width and height on the element. Also, with ‘display: inline;’, top and bottom margins and paddings are not respected, and with ‘display: inline-block;’, they are.</text:span></text:p>
      <text:p text:style-name="P11"><text:span text:style-name="T5"/></text:p>
      <text:p text:style-name="P12"><text:span text:style-name="T5">NOTE: display: inline; is the default for &lt;span&gt;</text:span></text:p>
      <text:p text:style-name="P12"><text:span text:style-name="T5"/></text:p>
      <text:p text:style-name="P12"><text:soft-page-break/><text:span text:style-name="T5"/></text:p>
      <text:p text:style-name="P12"><text:span text:style-name="T5">With display: inline-block; the text still sits inline, but there is not overlapping. All width, height, and padding are respected as well.</text:span></text:p>
      <text:p text:style-name="P12"><text:span text:style-name="T5"/></text:p>
      <text:p text:style-name="P12"><text:span text:style-name="T5">With display: block; everything is respected, but the elements do not sit side by side. Each new element using display: block; gets its own new line.</text:span></text:p>
      <text:p text:style-name="P12"><text:span text:style-name="T5"/></text:p>
      <text:p text:style-name="P12"><text:span text:style-name="T5"/></text:p>
      <text:p text:style-name="P11"><text:span text:style-name="T5"><text:tab/></text:span></text:p>
      <text:p text:style-name="P11"><text:span text:style-name="T5"/></text:p>
      <text:p text:style-name="P10"><text:span text:style-name="T4"/></text:p>
      <text:p text:style-name="P11"><text:span text:style-name="T4"/></text:p>
      <text:p text:style-name="P13"><text:span text:style-name="T3"/></text:p>
      <text:p text:style-name="P13"><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enl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9T19:25:14.807145800</meta:creation-date>
    <dc:date>2023-03-20T08:58:06.149838426</dc:date>
    <meta:editing-duration>PT25M37S</meta:editing-duration>
    <meta:editing-cycles>4</meta:editing-cycles>
    <meta:generator>LibreOffice/7.3.7.2$Linux_X86_64 LibreOffice_project/30$Build-2</meta:generator>
    <meta:document-statistic meta:table-count="0" meta:image-count="0" meta:object-count="0" meta:page-count="3" meta:paragraph-count="47" meta:word-count="861" meta:character-count="4906" meta:non-whitespace-character-count="4076"/>
  </office:meta>
</office:document-meta>
</file>